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Grundlagen der Sequenzanalyse</text:p>
      <text:p text:style-name="P3">Übungen zur Vorlesung am 15.10.2013</text:p>
      <text:p text:style-name="P3"/>
      <text:p text:style-name="P5"/>
      <text:p text:style-name="P5"/>
      <text:p text:style-name="P5"/>
      <text:p text:style-name="P4"/>
      <text:p text:style-name="P4">Afg. 1.1:<text:span text:style-name="T1"> Aufgabe1.py</text:span></text:p>
      <text:p text:style-name="P4"/>
      <text:p text:style-name="P4">Afg. 1.2: <text:span text:style-name="T1">Aufgabe2.py</text:span></text:p>
      <text:p text:style-name="P4"/>
      <text:p text:style-name="P4">Afg. 1.3:<text:span text:style-name="T1"> Aufgabe3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pe:<text:tab/><text:tab/><text:tab/><text:tab/><text:tab/><text:tab/><text:tab/><text:tab/><text:tab/> <text:s text:c="4"/>Hamburg, 17.10.2013</text:p>
        <text:p text:style-name="MP2">Oleksandr Voroshylov (6590822)</text:p>
        <text:p text:style-name="MP2">Christina de Bruyn Kops (6591853)</text:p>
        <text:p text:style-name="MP2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3-10-17T19:49:58</meta:creation-date>
    <dc:date>2013-10-18T21:44:56</dc:date>
    <dc:creator>Felix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31" meta:character-count="251" meta:non-whitespace-character-count="216"/>
  </office:meta>
</office:document-meta>
</file>